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6pt" style:font-size-asian="16pt" style:font-size-complex="16pt"/>
    </style:style>
    <style:style style:name="P2" style:family="paragraph" style:parent-style-name="Text_20_body">
      <style:text-properties fo:font-size="16pt" officeooo:paragraph-rsid="0018936e" style:font-size-asian="16pt" style:font-size-complex="16pt"/>
    </style:style>
    <style:style style:name="P3" style:family="paragraph" style:parent-style-name="Text_20_body">
      <style:text-properties fo:font-size="16pt" officeooo:paragraph-rsid="001a4f76" style:font-size-asian="16pt" style:font-size-complex="16pt"/>
    </style:style>
    <style:style style:name="P4" style:family="paragraph" style:parent-style-name="Text_20_body">
      <style:text-properties fo:font-size="16pt" officeooo:paragraph-rsid="001b5fa0" style:font-size-asian="16pt" style:font-size-complex="16pt"/>
    </style:style>
    <style:style style:name="P5" style:family="paragraph" style:parent-style-name="Text_20_body">
      <style:text-properties officeooo:paragraph-rsid="001cf6ca"/>
    </style:style>
    <style:style style:name="P6" style:family="paragraph" style:parent-style-name="Text_20_body">
      <style:text-properties fo:font-size="9pt" style:font-size-asian="9pt" style:font-size-complex="9pt"/>
    </style:style>
    <style:style style:name="P7" style:family="paragraph" style:parent-style-name="Text_20_body" style:list-style-name="L1">
      <style:text-properties fo:font-size="9pt" style:font-size-asian="9pt" style:font-size-complex="9pt"/>
    </style:style>
    <style:style style:name="P8" style:family="paragraph" style:parent-style-name="Text_20_body" style:list-style-name="L2"/>
    <style:style style:name="P9" style:family="paragraph" style:parent-style-name="Text_20_body" style:list-style-name="L1">
      <style:paragraph-properties fo:margin-top="0cm" fo:margin-bottom="0cm" loext:contextual-spacing="false"/>
      <style:text-properties fo:font-size="9pt" style:font-size-asian="9pt" style:font-size-complex="9pt"/>
    </style:style>
    <style:style style:name="P10" style:family="paragraph" style:parent-style-name="Text_20_body" style:list-style-name="L2">
      <style:paragraph-properties fo:margin-top="0cm" fo:margin-bottom="0cm" loext:contextual-spacing="false"/>
    </style:style>
    <style:style style:name="P11" style:family="paragraph" style:parent-style-name="Heading_20_1">
      <style:paragraph-properties fo:text-align="center" style:justify-single-word="false"/>
      <style:text-properties fo:font-size="16pt" style:font-size-asian="16pt" style:font-size-complex="16pt"/>
    </style:style>
    <style:style style:name="P12" style:family="paragraph" style:parent-style-name="Heading_20_2">
      <style:text-properties fo:font-size="16pt" officeooo:paragraph-rsid="0018936e" style:font-size-asian="16pt" style:font-size-complex="16pt"/>
    </style:style>
    <style:style style:name="P13" style:family="paragraph" style:parent-style-name="Heading_20_2">
      <style:text-properties fo:font-size="16pt" officeooo:paragraph-rsid="001a4f76" style:font-size-asian="16pt" style:font-size-complex="16pt"/>
    </style:style>
    <style:style style:name="P14" style:family="paragraph" style:parent-style-name="Heading_20_2">
      <style:text-properties fo:font-size="16pt" officeooo:paragraph-rsid="001b5fa0" style:font-size-asian="16pt" style:font-size-complex="16pt"/>
    </style:style>
    <style:style style:name="P15" style:family="paragraph" style:parent-style-name="Heading_20_2">
      <style:text-properties fo:font-size="10pt" style:font-size-asian="10pt" style:font-size-complex="10pt"/>
    </style:style>
    <style:style style:name="P16" style:family="paragraph" style:parent-style-name="Heading_20_2">
      <style:text-properties fo:font-size="9pt" style:font-size-asian="9pt" style:font-size-complex="9pt"/>
    </style:style>
    <style:style style:name="P17" style:family="paragraph" style:parent-style-name="Heading_20_2">
      <style:text-properties officeooo:paragraph-rsid="0020677b"/>
    </style:style>
    <style:style style:name="P18" style:family="paragraph" style:parent-style-name="Heading_20_2">
      <style:text-properties officeooo:paragraph-rsid="0024441d"/>
    </style:style>
    <style:style style:name="P19" style:family="paragraph" style:parent-style-name="Heading_20_3">
      <style:text-properties fo:font-size="16pt" officeooo:paragraph-rsid="001a4f76" style:font-size-asian="16pt" style:font-size-complex="16pt"/>
    </style:style>
    <style:style style:name="T1" style:family="text">
      <style:text-properties fo:font-size="10pt" style:font-size-asian="10pt" style:font-size-complex="10pt"/>
    </style:style>
    <style:style style:name="T2" style:family="text">
      <style:text-properties fo:font-size="10pt" officeooo:rsid="0016ea8d" style:font-size-asian="10pt" style:font-size-complex="10pt"/>
    </style:style>
    <style:style style:name="T3" style:family="text">
      <style:text-properties fo:font-size="10pt" officeooo:rsid="001ea41b" style:font-size-asian="10pt" style:font-size-complex="10pt"/>
    </style:style>
    <style:style style:name="T4" style:family="text">
      <style:text-properties fo:font-size="9pt" style:font-size-asian="9pt" style:font-size-complex="9pt"/>
    </style:style>
    <style:style style:name="T5" style:family="text">
      <style:text-properties fo:font-size="9pt" officeooo:rsid="0016ea8d" style:font-size-asian="9pt" style:font-size-complex="9pt"/>
    </style:style>
    <style:style style:name="T6" style:family="text">
      <style:text-properties fo:font-size="9pt" officeooo:rsid="001ea41b" style:font-size-asian="9pt" style:font-size-complex="9pt"/>
    </style:style>
    <style:style style:name="T7" style:family="text">
      <style:text-properties fo:font-size="9pt" officeooo:rsid="0020677b" style:font-size-asian="9pt" style:font-size-complex="9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 text:c="4"/>Linux System Monitoring Tools </text:h>
      <text:h text:style-name="P15" text:outline-level="2">#1: top – Process Activity Command</text:h>
      <text:h text:style-name="P15" text:outline-level="2">#2: vmstat – System Activity, Hardware and System Information</text:h>
      <text:p text:style-name="P1"><text:span text:style-name="Source_20_Text"><text:span text:style-name="T1"># vmstat 3</text:span></text:span></text:p>
      <text:p text:style-name="P1"><text:span text:style-name="Source_20_Text"><text:span text:style-name="T1"># vmstat -a</text:span></text:span></text:p>
      <text:p text:style-name="P2"><text:span text:style-name="Source_20_Text"><text:span text:style-name="T1"># vmstat -</text:span></text:span><text:span text:style-name="Source_20_Text"><text:span text:style-name="T2">m</text:span></text:span></text:p>
      <text:h text:style-name="P12" text:outline-level="2"><text:span text:style-name="Source_20_Text"><text:span text:style-name="T2">#3: w – Find Out Who Is Logged on And What They Are Doing</text:span></text:span></text:h>
      <text:p text:style-name="P3"><text:span text:style-name="Source_20_Text"><text:span text:style-name="T2"># w username<text:line-break/># w vivek</text:span></text:span></text:p>
      <text:h text:style-name="P19" text:outline-level="3"><text:span text:style-name="Source_20_Text"><text:span text:style-name="T2">#4: uptime – Tell How Long The System Has Been Running</text:span></text:span></text:h>
      <text:p text:style-name="P3"><text:span text:style-name="Source_20_Text"><text:span text:style-name="T2"># uptime</text:span></text:span></text:p>
      <text:h text:style-name="P13" text:outline-level="2"><text:span text:style-name="Source_20_Text"><text:span text:style-name="T2">#5: ps – Displays The Processes</text:span></text:span></text:h>
      <text:p text:style-name="P3"><text:span text:style-name="Source_20_Text"><text:span text:style-name="T2"># ps -A</text:span></text:span></text:p>
      <text:p text:style-name="P3"><text:span text:style-name="Source_20_Text"><text:span text:style-name="T2"># ps -Al</text:span></text:span></text:p>
      <text:p text:style-name="P3"><text:span text:style-name="Source_20_Text"><text:span text:style-name="T2"># ps -AlF</text:span></text:span></text:p>
      <text:p text:style-name="P3"><text:span text:style-name="Source_20_Text"><text:span text:style-name="T2"># ps -AlFH</text:span></text:span></text:p>
      <text:p text:style-name="P3"><text:span text:style-name="Source_20_Text"><text:span text:style-name="T2"># ps -AlLm</text:span></text:span></text:p>
      <text:h text:style-name="P13" text:outline-level="2"><text:span text:style-name="Source_20_Text"><text:span text:style-name="T2">#6: free – Memory Usage</text:span></text:span></text:h>
      <text:p text:style-name="P3"><text:span text:style-name="Source_20_Text"><text:span text:style-name="T2"># free </text:span></text:span></text:p>
      <text:h text:style-name="P13" text:outline-level="2"><text:span text:style-name="Source_20_Text"><text:span text:style-name="T2">#7: iostat – Average CPU Load, Disk Activity</text:span></text:span></text:h>
      <text:p text:style-name="P3"><text:span text:style-name="Source_20_Text"><text:span text:style-name="T2"># iostat </text:span></text:span></text:p>
      <text:h text:style-name="P13" text:outline-level="2"><text:span text:style-name="Source_20_Text"><text:span text:style-name="T2">#8: sar – Collect and Report System Activity</text:span></text:span></text:h>
      <text:p text:style-name="P4"><text:span text:style-name="Source_20_Text"><text:span text:style-name="T2"># sar -n DEV | more</text:span></text:span></text:p>
      <text:p text:style-name="P4"><text:span text:style-name="Source_20_Text"><text:span text:style-name="T2"># sar -n DEV -f /var/log/sa/sa24 | more</text:span></text:span></text:p>
      <text:p text:style-name="P4"><text:span text:style-name="Source_20_Text"><text:span text:style-name="T2"># sar 4 5</text:span></text:span></text:p>
      <text:h text:style-name="P14" text:outline-level="2"><text:span text:style-name="Source_20_Text"><text:span text:style-name="T2">#9: mpstat – Multiprocessor Usage</text:span></text:span></text:h>
      <text:p text:style-name="Text_20_body"><text:span text:style-name="Source_20_Text"><text:span text:style-name="T1"># mpstat -P ALL</text:span></text:span></text:p>
      <text:h text:style-name="Heading_20_2" text:outline-level="2"><text:span text:style-name="Source_20_Text"><text:span text:style-name="T2">#10: pmap – Process Memory Usage</text:span></text:span></text:h>
      <text:p text:style-name="P5"><text:span text:style-name="Source_20_Text"><text:span text:style-name="T1"># pmap -d PID</text:span></text:span></text:p>
      <text:p text:style-name="P5"><text:span text:style-name="Source_20_Text"><text:span text:style-name="T1"># pmap -d 47394</text:span></text:span></text:p>
      <text:h text:style-name="Heading_20_2" text:outline-level="2"><text:soft-page-break/><text:span text:style-name="Source_20_Text"><text:span text:style-name="T3">##</text:span></text:span><text:span text:style-name="Source_20_Text"><text:span text:style-name="T2">#13: iptraf – Real-time Network Statistics</text:span></text:span></text:h>
      <text:p text:style-name="P3"><text:span text:style-name="Source_20_Text"><text:span text:style-name="T5">The iptraf command is interactive colorful IP LAN monitor. It is an ncurses-based IP LAN monitor that generates various network statistics including TCP info, UDP counts, ICMP and OSPF information, Ethernet load info, node stats, IP checksum errors, and others. It can provide the following info in easy to read format:</text:span></text:span></text:p>
      <text:list xml:id="list3056985090050110516" text:style-name="L1">
        <text:list-item>
          <text:p text:style-name="P9">Network traffic statistics by TCP connection</text:p>
        </text:list-item>
        <text:list-item>
          <text:p text:style-name="P9">IP traffic statistics by network interface</text:p>
        </text:list-item>
        <text:list-item>
          <text:p text:style-name="P9">Network traffic statistics by protocol</text:p>
        </text:list-item>
        <text:list-item>
          <text:p text:style-name="P9">Network traffic statistics by TCP/UDP port and by packet size</text:p>
        </text:list-item>
        <text:list-item>
          <text:p text:style-name="P7">Network traffic statistics by Layer2 address</text:p>
        </text:list-item>
      </text:list>
      <text:h text:style-name="P16" text:outline-level="2">#14: tcpdump – Detailed Network Traffic Analysis</text:h>
      <text:h text:style-name="P16" text:outline-level="2">#15: strace – System Calls</text:h>
      <text:p text:style-name="P6">Trace system calls and signals. This is useful for debugging webserver and other server problems. See how to use to <text:a xlink:type="simple" xlink:href="http://www.cyberciti.biz/tips/linux-strace-command-examples.html" text:style-name="Internet_20_link" text:visited-style-name="Visited_20_Internet_20_Link">trace the process and</text:a> see What it is doing.</text:p>
      <text:h text:style-name="P17" text:outline-level="2"><text:span text:style-name="T6">##</text:span><text:span text:style-name="T4">#16: /Proc file system – Various Kernel Statistics <text:s text:c="81"/><text:tab/><text:tab/><text:tab/><text:tab/> <text:s text:c="112"/><text:tab/><text:tab/><text:tab/><text:tab/><text:tab/> </text:span><text:span text:style-name="T7">(</text:span><text:span text:style-name="T4">/proc file system provides detailed information about various hardware devices and other Linux kernel information</text:span><text:span text:style-name="T7">) <text:s/></text:span></text:h>
      <text:p text:style-name="Text_20_body"><text:span text:style-name="Source_20_Text"><text:span text:style-name="T4"># cat /proc/cpuinfo<text:line-break/># cat /proc/meminfo<text:line-break/># cat /proc/zoneinfo<text:line-break/># cat /proc/mounts</text:span></text:span></text:p>
      <text:h text:style-name="Heading_20_2" text:outline-level="2"><text:span text:style-name="Source_20_Text"><text:span text:style-name="T4">17#: Nagios – Server And Network Monitoring</text:span></text:span></text:h>
      <text:h text:style-name="Heading_20_2" text:outline-level="2"><text:span text:style-name="Source_20_Text"><text:span text:style-name="T4">18#: Cacti – Web-based Monitoring Tool</text:span></text:span></text:h>
      <text:h text:style-name="P18" text:outline-level="2"><text:span text:style-name="Source_20_Text"><text:span text:style-name="T4">#19: KDE System Guard – Real-time Systems Reporting and Graphing</text:span></text:span></text:h>
      <text:h text:style-name="P18" text:outline-level="2"><text:span text:style-name="Source_20_Text"><text:span text:style-name="T4">#20: Gnome System Monitor – Real-time Systems Reporting and Graphing</text:span></text:span></text:h>
      <text:p text:style-name="Text_20_body"><text:span text:style-name="Source_20_Text"><text:span text:style-name="T4">A few more tools:</text:span></text:span></text:p>
      <text:list xml:id="list7783554858944846115" text:style-name="L2">
        <text:list-item>
          <text:p text:style-name="P10"><text:a xlink:type="simple" xlink:href="http://www.cyberciti.biz/tips/linux-scanning-network-for-open-ports.html" text:style-name="Internet_20_link" text:visited-style-name="Visited_20_Internet_20_Link"><text:span text:style-name="T1">nmap</text:span></text:a><text:span text:style-name="T1"> – scan your server for open ports.</text:span></text:p>
        </text:list-item>
        <text:list-item>
          <text:p text:style-name="P10"><text:a xlink:type="simple" xlink:href="http://www.cyberciti.biz/tips/tag/lsof-command" text:style-name="Internet_20_link" text:visited-style-name="Visited_20_Internet_20_Link"><text:span text:style-name="T1">lsof</text:span></text:a><text:span text:style-name="T1"> – list open files, network connections and much more.</text:span></text:p>
        </text:list-item>
        <text:list-item>
          <text:p text:style-name="P10"><text:a xlink:type="simple" xlink:href="http://www.cyberciti.biz/faq/debian-ubuntu-install-ntop-network-traffic-monitoring-software/" text:style-name="Internet_20_link" text:visited-style-name="Visited_20_Internet_20_Link"><text:span text:style-name="T1">ntop</text:span></text:a><text:span text:style-name="T1"> web based tool – ntop is the best tool to see network usage in a way similar to what top command does for processes i.e. it is network traffic monitoring software. You can see network status, protocol wise distribution of traffic for UDP, TCP, DNS, HTTP and other protocols.</text:span></text:p>
        </text:list-item>
        <text:list-item>
          <text:p text:style-name="P10"><text:a xlink:type="simple" xlink:href="http://conky.sourceforge.net/" office:target-frame-name="_blank" xlink:show="new" text:style-name="Internet_20_link" text:visited-style-name="Visited_20_Internet_20_Link"><text:span text:style-name="T1">Conky</text:span></text:a><text:span text:style-name="T1"> – Another good monitoring tool for the X Window System. It is highly configurable and is able to monitor many system variables including the status of the CPU, memory, swap space, disk storage, temperatures, processes, network interfaces, battery power, system messages, e-mail inboxes etc.</text:span></text:p>
        </text:list-item>
        <text:list-item>
          <text:p text:style-name="P10"><text:a xlink:type="simple" xlink:href="http://members.dslextreme.com/users/billw/gkrellm/gkrellm.html" office:target-frame-name="_blank" xlink:show="new" text:style-name="Internet_20_link" text:visited-style-name="Visited_20_Internet_20_Link"><text:span text:style-name="T1">GKrellM</text:span></text:a><text:span text:style-name="T1"> – It can be used to monitor the status of CPUs, main memory, hard disks, network interfaces, local and remote mailboxes, and many other things.</text:span></text:p>
        </text:list-item>
        <text:list-item>
          <text:p text:style-name="P10"><text:a xlink:type="simple" xlink:href="http://www.cyberciti.biz/tips/keeping-a-log-of-daily-network-traffic-for-adsl-or-dedicated-remote-linux-box.html" text:style-name="Internet_20_link" text:visited-style-name="Visited_20_Internet_20_Link"><text:span text:style-name="T1">vnstat</text:span></text:a><text:span text:style-name="T1"> – vnStat is a console-based network traffic monitor. It keeps a log of hourly, daily and monthly network traffic for the selected interface(s).</text:span></text:p>
        </text:list-item>
        <text:list-item>
          <text:p text:style-name="P10"><text:a xlink:type="simple" xlink:href="http://htop.sourceforge.net/" office:target-frame-name="_blank" xlink:show="new" text:style-name="Internet_20_link" text:visited-style-name="Visited_20_Internet_20_Link"><text:span text:style-name="T1">htop</text:span></text:a><text:span text:style-name="T1"> – htop is an enhanced version of top, the interactive process viewer, which can display the list of processes in a tree form.</text:span></text:p>
        </text:list-item>
        <text:list-item>
          <text:p text:style-name="P8"><text:a xlink:type="simple" xlink:href="http://www.cyberciti.biz/tips/finding-out-a-bad-or-simply-overloaded-network-link-with-linuxunix-oses.html" text:style-name="Internet_20_link" text:visited-style-name="Visited_20_Internet_20_Link"><text:span text:style-name="T1">mtr</text:span></text:a><text:span text:style-name="T1"> – mtr combines the functionality of the traceroute and ping programs in a single network diagnostic tool.</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6:32:47.633652025</meta:creation-date>
    <meta:generator>LibreOffice/5.0.3.2$Linux_x86 LibreOffice_project/00m0$Build-2</meta:generator>
    <dc:date>2016-10-01T17:14:27.511212078</dc:date>
    <meta:editing-duration>PT41M32S</meta:editing-duration>
    <meta:editing-cycles>18</meta:editing-cycles>
    <meta:document-statistic meta:table-count="0" meta:image-count="0" meta:object-count="0" meta:page-count="2" meta:paragraph-count="54" meta:word-count="543" meta:character-count="3412" meta:non-whitespace-character-count="2697"/>
  </office:meta>
</office:document-meta>
</file>